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7e9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e-05and10/guitar/guitar_0166.txt <text:s/><text:span text:style-name="T1">guitar to airplan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0:11:46.430137052</meta:creation-date>
    <dc:date>2022-04-16T10:12:52.989838858</dc:date>
    <meta:editing-duration>PT1M6S</meta:editing-duration>
    <meta:editing-cycles>1</meta:editing-cycles>
    <meta:document-statistic meta:table-count="0" meta:image-count="0" meta:object-count="0" meta:page-count="1" meta:paragraph-count="1" meta:word-count="4" meta:character-count="53" meta:non-whitespace-character-count="49"/>
    <meta:generator>LibreOffice/6.4.7.2$Linux_X86_64 LibreOffice_project/40$Build-2</meta:generator>
  </office:meta>
</office:document-meta>
</file>